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B000003268304ADD86D59E76F.png" manifest:media-type="image/png"/>
  <manifest:file-entry manifest:full-path="Pictures/10000201000002E400000129AD0939AAEF318905.png" manifest:media-type="image/png"/>
  <manifest:file-entry manifest:full-path="Pictures/10000201000002F90000035FC63869B1F55589DE.png" manifest:media-type="image/png"/>
  <manifest:file-entry manifest:full-path="Pictures/10000201000002EF0000005176B595403FF3BE76.png" manifest:media-type="image/png"/>
  <manifest:file-entry manifest:full-path="Pictures/10000201000003B60000010017C62A76D5D368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3cc" officeooo:paragraph-rsid="001183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Year Chaos</text:p>
      <text:p text:style-name="P1"><draw:frame draw:style-name="fr2" draw:name="Image1" text:anchor-type="char" svg:width="18.318cm" svg:height="19.35cm" draw:z-index="0"><draw:image xlink:href="Pictures/10000201000002FB000003268304ADD86D59E76F.png" xlink:type="simple" xlink:show="embed" xlink:actuate="onLoad" draw:mime-type="image/png"/></draw:frame><text:s/></text:p>
      <text:p text:style-name="P1"><draw:frame draw:style-name="fr2" draw:name="Image2" text:anchor-type="char" svg:width="16.593cm" svg:height="6.657cm" draw:z-index="1"><draw:image xlink:href="Pictures/10000201000002E400000129AD0939AAEF318905.png" xlink:type="simple" xlink:show="embed" xlink:actuate="onLoad" draw:mime-type="image/png"/></draw:frame><text:s/></text:p>
      <text:p text:style-name="P1"><draw:frame draw:style-name="fr1" draw:name="Image3" text:anchor-type="char" svg:width="19.001cm" svg:height="21.546cm" draw:z-index="2"><draw:image xlink:href="Pictures/10000201000002F90000035FC63869B1F55589DE.png" xlink:type="simple" xlink:show="embed" xlink:actuate="onLoad" draw:mime-type="image/png"/></draw:frame><text:soft-page-break/><text:s/></text:p>
      <text:p text:style-name="P1"><draw:frame draw:style-name="fr1" draw:name="Image4" text:anchor-type="char" svg:width="19.001cm" svg:height="2.048cm" draw:z-index="3"><draw:image xlink:href="Pictures/10000201000002EF0000005176B595403FF3BE7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lution:</text:p>
      <text:p text:style-name="P1">Note: We traverse from i = n-1 to i = 1 here.</text:p>
      <text:p text:style-name="P1"><draw:frame draw:style-name="fr1" draw:name="Image5" text:anchor-type="char" svg:width="19.001cm" svg:height="5.119cm" draw:z-index="4"><draw:image xlink:href="Pictures/10000201000003B60000010017C62A76D5D36873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7:43:50.736000000</meta:creation-date>
    <dc:date>2022-01-31T18:21:06.866000000</dc:date>
    <meta:editing-duration>PT37M16S</meta:editing-duration>
    <meta:editing-cycles>1</meta:editing-cycles>
    <meta:document-statistic meta:table-count="0" meta:image-count="5" meta:object-count="0" meta:page-count="3" meta:paragraph-count="8" meta:word-count="16" meta:character-count="73" meta:non-whitespace-character-count="55"/>
    <meta:generator>LibreOffice/7.1.8.1$Windows_X86_64 LibreOffice_project/e1f30c802c3269a1d052614453f260e49458c82c</meta:generator>
  </office:meta>
</office:document-meta>
</file>